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6875in" fo:margin-top="0in" fo:margin-bottom="0in" table:align="center" style:writing-mode="lr-tb"/>
    </style:style>
    <style:style style:name="Table1.A" style:family="table-column">
      <style:table-column-properties style:column-width="2.1458in"/>
    </style:style>
    <style:style style:name="Table1.B" style:family="table-column">
      <style:table-column-properties style:column-width="2.54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B1" style:family="table-cell">
      <style:table-cell-properties style:vertical-align="" fo:padding="0.0694in" fo:border-left="none" fo:border-right="none" fo:border-top="none" fo:border-bottom="1pt solid #000000"/>
    </style:style>
    <style:style style:name="Table1.A2" style:family="table-cell">
      <style:table-cell-properties style:vertical-align="" fo:background-color="#ffffff" fo:padding="0.0694in" fo:border-left="none" fo:border-right="1pt solid #00000a" fo:border-top="1pt solid #00000a" fo:border-bottom="1pt solid #00000a">
        <style:background-image/>
      </style:table-cell-properties>
    </style:style>
    <style:style style:name="Table1.A3" style:family="table-cell">
      <style:table-cell-properties style:vertical-align="" fo:background-color="#ffffff" fo:padding="0.0694in" fo:border-left="none" fo:border-right="1pt solid #00000a" fo:border-top="none" fo:border-bottom="1pt solid #00000a">
        <style:background-image/>
      </style:table-cell-properties>
    </style:style>
    <style:style style:name="Table1.A8" style:family="table-cell">
      <style:table-cell-properties style:vertical-align="" fo:background-color="#ffffff" fo:padding="0.0694in" fo:border-left="1pt solid #ffffff" fo:border-right="1pt solid #000000" fo:border-top="1pt solid #000000" fo:border-bottom="1pt solid #ffffff">
        <style:background-image/>
      </style:table-cell-properties>
    </style:style>
    <style:style style:name="Table1.B8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1.B9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1.B10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1.B11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P1" style:family="paragraph" style:parent-style-name="Standard">
      <style:paragraph-properties fo:margin-top="0.0835in" fo:margin-bottom="0in" loext:contextual-spacing="false" fo:line-height="100%"/>
      <style:text-properties style:font-name="Helvetica Neue" fo:font-size="14pt" style:font-name-asian="Helvetica Neue1" style:font-size-asian="14pt" style:font-name-complex="Helvetica Neue1" style:font-size-complex="14pt"/>
    </style:style>
    <style:style style:name="P2" style:family="paragraph" style:parent-style-name="Standard">
      <style:paragraph-properties fo:margin-top="0.0835in" fo:margin-bottom="0in" loext:contextual-spacing="false" fo:line-height="100%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top="0.0835in" fo:margin-bottom="0in" loext:contextual-spacing="false" fo:line-height="100%"/>
    </style:style>
    <style:style style:name="P4" style:family="paragraph" style:parent-style-name="Standard">
      <style:paragraph-properties fo:margin-top="0.0835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.0835in" fo:margin-bottom="0in" loext:contextual-spacing="false" fo:line-height="100%" fo:break-before="page"/>
    </style:style>
    <style:style style:name="P6" style:family="paragraph" style:parent-style-name="Standard" style:list-style-name="WWNum5">
      <style:paragraph-properties fo:margin-left="0.5in" fo:margin-right="0in" fo:margin-top="0.028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8" style:family="paragraph" style:parent-style-name="Standard" style:list-style-name="WWNum8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9" style:family="paragraph" style:parent-style-name="Standard" style:list-style-name="WWNum10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0" style:family="paragraph" style:parent-style-name="Standard" style:list-style-name="WWNum13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1" style:family="paragraph" style:parent-style-name="Standard" style:list-style-name="WWNum16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2" style:family="paragraph" style:parent-style-name="Standard" style:list-style-name="WWNum6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3" style:family="paragraph" style:parent-style-name="Standard" style:list-style-name="WWNum3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4" style:family="paragraph" style:parent-style-name="Standard" style:list-style-name="WWNum7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5" style:family="paragraph" style:parent-style-name="Standard" style:list-style-name="WWNum1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6" style:family="paragraph" style:parent-style-name="Standard" style:list-style-name="WWNum14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17" style:family="paragraph" style:parent-style-name="Standard" style:list-style-name="WWNum9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fo:font-weight="bold" style:font-name-asian="Helvetica Neue1" style:font-weight-asian="bold" style:font-name-complex="Helvetica Neue1"/>
    </style:style>
    <style:style style:name="P18" style:family="paragraph" style:parent-style-name="Standard" style:list-style-name="WWNum2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fo:font-weight="bold" style:font-name-asian="Helvetica Neue1" style:font-weight-asian="bold" style:font-name-complex="Helvetica Neue1"/>
    </style:style>
    <style:style style:name="P19" style:family="paragraph" style:parent-style-name="Standard" style:list-style-name="WWNum12">
      <style:paragraph-properties fo:margin-left="0.5in" fo:margin-right="0in" fo:margin-top="0.0835in" fo:margin-bottom="0in" loext:contextual-spacing="true" fo:line-height="100%" fo:text-indent="-0.25in" style:auto-text-indent="false"/>
      <style:text-properties style:font-name="Helvetica Neue" fo:font-weight="bold" style:font-name-asian="Helvetica Neue1" style:font-weight-asian="bold" style:font-name-complex="Helvetica Neue1"/>
    </style:style>
    <style:style style:name="P20" style:family="paragraph" style:parent-style-name="Standard" style:list-style-name="WWNum16">
      <style:paragraph-properties fo:margin-left="0.5in" fo:margin-right="0in" fo:margin-top="0.0835in" fo:margin-bottom="0in" loext:contextual-spacing="true" fo:line-height="100%" fo:text-indent="-0.25in" style:auto-text-indent="false"/>
    </style:style>
    <style:style style:name="P21" style:family="paragraph" style:parent-style-name="Standard" style:list-style-name="WWNum16">
      <style:paragraph-properties fo:margin-left="0.5in" fo:margin-right="0in" fo:margin-top="0.0835in" fo:margin-bottom="0.139in" loext:contextual-spacing="false" fo:line-height="100%" fo:text-indent="-0.25in" style:auto-text-indent="false"/>
    </style:style>
    <style:style style:name="P22" style:family="paragraph" style:parent-style-name="Standard" style:list-style-name="WWNum11">
      <style:paragraph-properties fo:margin-left="0.5in" fo:margin-right="0in" fo:margin-top="0.0835in" fo:margin-bottom="0.139in" loext:contextual-spacing="true" fo:line-height="100%" fo:text-indent="-0.25in" style:auto-text-indent="false"/>
      <style:text-properties style:font-name="Helvetica Neue" style:font-name-asian="Helvetica Neue1" style:font-name-complex="Helvetica Neue1"/>
    </style:style>
    <style:style style:name="P23" style:family="paragraph" style:parent-style-name="Standard" style:list-style-name="WWNum4">
      <style:paragraph-properties fo:margin-left="0.5in" fo:margin-right="0in" fo:margin-top="0.0835in" fo:margin-bottom="0in" loext:contextual-spacing="false" fo:line-height="100%" fo:text-indent="-0.25in" style:auto-text-indent="false"/>
      <style:text-properties style:font-name="Helvetica Neue" style:font-name-asian="Helvetica Neue1" style:font-name-complex="Helvetica Neue1"/>
    </style:style>
    <style:style style:name="P24" style:family="paragraph" style:parent-style-name="Standard" style:list-style-name="WWNum16">
      <style:paragraph-properties fo:margin-left="1in" fo:margin-right="0in" fo:margin-top="0.0835in" fo:margin-bottom="0.139in" loext:contextual-spacing="false" fo:line-height="100%" fo:text-indent="-0.25in" style:auto-text-indent="false"/>
    </style:style>
    <style:style style:name="P25" style:family="paragraph" style:parent-style-name="Standard" style:list-style-name="WWNum16">
      <style:paragraph-properties fo:margin-left="1in" fo:margin-right="0in" fo:margin-top="0.0835in" fo:margin-bottom="0in" loext:contextual-spacing="true" fo:line-height="100%" fo:text-indent="-0.25in" style:auto-text-indent="false"/>
    </style:style>
    <style:style style:name="P26" style:family="paragraph" style:parent-style-name="Standard">
      <style:paragraph-properties fo:margin-left="0.5in" fo:margin-right="0in" fo:margin-top="0.0835in" fo:margin-bottom="0in" loext:contextual-spacing="false" fo:line-height="100%" fo:text-indent="0in" style:auto-text-indent="false"/>
      <style:text-properties style:font-name="Helvetica Neue" style:font-name-asian="Helvetica Neue1" style:font-name-complex="Helvetica Neue1"/>
    </style:style>
    <style:style style:name="P27" style:family="paragraph" style:parent-style-name="Standard">
      <style:paragraph-properties fo:margin-top="0in" fo:margin-bottom="0in" loext:contextual-spacing="false"/>
    </style:style>
    <style:style style:name="P28" style:family="paragraph" style:parent-style-name="Heading_20_1">
      <style:paragraph-properties fo:margin-left="0in" fo:margin-right="-0.0209in" fo:margin-top="0.3335in" fo:margin-bottom="0in" loext:contextual-spacing="false" fo:line-height="100%" fo:orphans="0" fo:widows="0" fo:text-indent="0in" style:auto-text-indent="false"/>
    </style:style>
    <style:style style:name="P29" style:family="paragraph" style:parent-style-name="Heading_20_1">
      <style:paragraph-properties fo:margin-left="0in" fo:margin-right="-0.0209in" fo:margin-top="0.3335in" fo:margin-bottom="0in" loext:contextual-spacing="false" fo:line-height="100%" fo:orphans="0" fo:widows="0" fo:text-indent="0in" style:auto-text-indent="false"/>
      <style:text-properties fo:color="#6661a9"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P30" style:family="paragraph" style:parent-style-name="Heading_20_2">
      <style:paragraph-properties fo:margin-left="0in" fo:margin-right="-0.0209in" fo:margin-top="0in" fo:margin-bottom="0in" loext:contextual-spacing="false" fo:line-height="100%" fo:keep-together="auto" fo:text-indent="0in" style:auto-text-indent="false" fo:keep-with-next="auto"/>
    </style:style>
    <style:style style:name="P31" style:family="paragraph" style:parent-style-name="Heading_20_2">
      <style:paragraph-properties fo:margin-left="0in" fo:margin-right="-0.0209in" fo:margin-top="0in" fo:margin-bottom="0.0555in" loext:contextual-spacing="false" fo:line-height="100%" fo:keep-together="auto" fo:text-indent="0in" style:auto-text-indent="false" fo:keep-with-next="auto"/>
    </style:style>
    <style:style style:name="P32" style:family="paragraph" style:parent-style-name="Subtitle">
      <style:paragraph-properties fo:margin-left="0in" fo:margin-right="-0.0209in" fo:margin-top="0.139in" fo:margin-bottom="0in" loext:contextual-spacing="false" fo:line-height="100%" fo:text-align="center" style:justify-single-word="false" fo:keep-together="auto" fo:text-indent="0in" style:auto-text-indent="false" fo:keep-with-next="auto"/>
    </style:style>
    <style:style style:name="P33" style:family="paragraph" style:parent-style-name="Subtitle">
      <style:paragraph-properties fo:margin-left="0in" fo:margin-right="-0.0209in" fo:margin-top="0.139in" fo:margin-bottom="0in" loext:contextual-spacing="false" fo:line-height="100%" fo:keep-together="auto" fo:text-indent="0in" style:auto-text-indent="false" fo:keep-with-next="auto"/>
    </style:style>
    <style:style style:name="P34" style:family="paragraph" style:parent-style-name="Subtitle">
      <style:paragraph-properties fo:margin-left="0in" fo:margin-right="-0.0209in" fo:margin-top="0in" fo:margin-bottom="0in" loext:contextual-spacing="false" fo:line-height="100%" fo:keep-together="auto" fo:text-indent="0in" style:auto-text-indent="false" fo:keep-with-next="auto"/>
    </style:style>
    <style:style style:name="P35" style:family="paragraph" style:parent-style-name="Subtitle">
      <style:paragraph-properties fo:margin-left="0in" fo:margin-right="-0.0209in" fo:margin-top="0in" fo:margin-bottom="0in" loext:contextual-spacing="false" fo:line-height="100%" fo:keep-together="auto" fo:text-indent="0in" style:auto-text-indent="false" fo:keep-with-next="auto"/>
      <style:text-properties fo:color="#000000" style:font-name="Helvetica Neue" fo:font-size="11pt" style:font-name-asian="Helvetica Neue1" style:font-size-asian="11pt" style:font-name-complex="Helvetica Neue1" style:font-size-complex="11pt"/>
    </style:style>
    <style:style style:name="P36" style:family="paragraph" style:parent-style-name="Title" style:master-page-name="Standard">
      <style:paragraph-properties fo:margin-left="0in" fo:margin-right="-0.0209in" fo:margin-top="0.3335in" fo:margin-bottom="0.0835in" loext:contextual-spacing="false" fo:line-height="100%" fo:text-align="end" style:justify-single-word="false" fo:keep-together="auto" fo:text-indent="0in" style:auto-text-indent="false" style:page-number="1" fo:keep-with-next="auto"/>
    </style:style>
    <style:style style:name="T1" style:family="text">
      <style:text-properties style:font-name="Helvetica Neue" fo:font-size="23pt" fo:font-weight="bold" style:font-name-asian="Helvetica Neue1" style:font-size-asian="23pt" style:font-weight-asian="bold" style:font-name-complex="Helvetica Neue1" style:font-size-complex="23pt"/>
    </style:style>
    <style:style style:name="T2" style:family="text">
      <style:text-properties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T3" style:family="text">
      <style:text-properties style:font-name="Helvetica Neue" fo:font-size="14pt" style:font-name-asian="Helvetica Neue1" style:font-size-asian="14pt" style:font-name-complex="Helvetica Neue1" style:font-size-complex="14pt"/>
    </style:style>
    <style:style style:name="T4" style:family="text">
      <style:text-properties style:font-name="Helvetica Neue" fo:font-size="11pt" fo:font-weight="bold" style:font-name-asian="Helvetica Neue1" style:font-size-asian="11pt" style:font-weight-asian="bold" style:font-name-complex="Helvetica Neue1" style:font-size-complex="11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font-name="Helvetica Neue" fo:font-weight="bold" style:font-name-asian="Helvetica Neue1" style:font-weight-asian="bold" style:font-name-complex="Helvetica Neue1"/>
    </style:style>
    <style:style style:name="T7" style:family="text">
      <style:text-properties fo:color="#6661a9" style:font-name="Helvetica Neue" fo:font-size="23pt" fo:font-weight="bold" style:font-name-asian="Helvetica Neue1" style:font-size-asian="23pt" style:font-weight-asian="bold" style:font-name-complex="Helvetica Neue1" style:font-size-complex="23pt"/>
    </style:style>
    <style:style style:name="T8" style:family="text">
      <style:text-properties fo:color="#6661a9"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T9" style:family="text">
      <style:text-properties fo:color="#000000" style:font-name="Helvetica Neue" fo:font-size="12pt" style:font-name-asian="Helvetica Neue1" style:font-size-asian="12pt" style:font-name-complex="Helvetica Neue1" style:font-size-complex="12pt"/>
    </style:style>
    <style:style style:name="T10" style:family="text">
      <style:text-properties fo:color="#000000" style:font-name="Helvetica Neue" fo:font-size="11pt" style:font-name-asian="Helvetica Neue1" style:font-size-asian="11pt" style:font-name-complex="Helvetica Neue1" style:font-size-complex="11pt" fo:background-color="#ffffff"/>
    </style:style>
    <style:style style:name="T11" style:family="text">
      <style:text-properties fo:color="#222222" style:font-name="Helvetica Neue" fo:font-size="11pt" style:font-name-asian="Helvetica Neue1" style:font-size-asian="11pt" style:font-name-complex="Helvetica Neue1" style:font-size-complex="11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vp1uyzw4ffzv"/><text:span text:style-name="T1"><text:s/></text:span><text:span text:style-name="T7">Weekly Tech Team Meeting</text:span></text:p>
      <text:p text:style-name="P1"/>
      <text:p text:style-name="P4"><text:span text:style-name="T2">Date of Meeting</text:span><text:span text:style-name="T3">: 08/10/2018</text:span></text:p>
      <text:p text:style-name="P4"><text:span text:style-name="T2">Time of Meeting</text:span><text:span text:style-name="T3">: 9:30</text:span></text:p>
      <text:p text:style-name="P4"><text:span text:style-name="T2">Meeting lead</text:span><text:span text:style-name="T3">: Grant Anderson</text:span></text:p>
      <text:p text:style-name="P32"><text:bookmark text:name="_6bc6e5a12ww9"/><text:span text:style-name="T9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<text:bookmark text:name="_kzio2px1h12z"/><text:span text:style-name="T4">Name of staff</text:span></text:p>
          </table:table-cell>
          <table:table-cell table:style-name="Table1.B1" office:value-type="string">
            <text:p text:style-name="P30"><text:bookmark text:name="_ytibvsx95hm"/><text:span text:style-name="T4">Attended/Apologies</text:span></text:p>
          </table:table-cell>
        </table:table-row>
        <table:table-row table:style-name="Table1.1">
          <table:table-cell table:style-name="Table1.A2" office:value-type="string">
            <text:p text:style-name="P34"><text:bookmark text:name="_2x3nt43ki4su"/><text:span text:style-name="T10">Grant Anderson</text:span></text:p>
          </table:table-cell>
          <table:table-cell table:style-name="Table1.B1" office:value-type="string">
            <text:p text:style-name="P35"><text:bookmark text:name="_i58lshuqfxxp"/></text:p>
          </table:table-cell>
        </table:table-row>
        <table:table-row table:style-name="Table1.1">
          <table:table-cell table:style-name="Table1.A3" office:value-type="string">
            <text:p text:style-name="P34"><text:bookmark text:name="_swjts6tjpajm"/><text:span text:style-name="T10">Calum Deans</text:span></text:p>
          </table:table-cell>
          <table:table-cell table:style-name="Table1.B1" office:value-type="string">
            <text:p text:style-name="P35"><text:bookmark text:name="_6bc6e5a12ww91"/></text:p>
          </table:table-cell>
        </table:table-row>
        <table:table-row table:style-name="Table1.1">
          <table:table-cell table:style-name="Table1.A3" office:value-type="string">
            <text:p text:style-name="P34"><text:bookmark text:name="_dkirhwk6x9s6"/><text:span text:style-name="T10">Jenna Coull</text:span></text:p>
          </table:table-cell>
          <table:table-cell table:style-name="Table1.B1" office:value-type="string">
            <text:p text:style-name="P35"><text:bookmark text:name="_tnq5jp2j8v5s"/></text:p>
          </table:table-cell>
        </table:table-row>
        <table:table-row table:style-name="Table1.1">
          <table:table-cell table:style-name="Table1.A3" office:value-type="string">
            <text:p text:style-name="P34"><text:bookmark text:name="_gymtx95koys1"/><text:span text:style-name="T10">Ioannis Gkanatsios</text:span></text:p>
          </table:table-cell>
          <table:table-cell table:style-name="Table1.B1" office:value-type="string">
            <text:p text:style-name="P35"><text:bookmark text:name="_tnq5jp2j8v5s1"/></text:p>
          </table:table-cell>
        </table:table-row>
        <table:table-row table:style-name="Table1.1">
          <table:table-cell table:style-name="Table1.A3" office:value-type="string">
            <text:p text:style-name="P34"><text:bookmark text:name="_dkirhwk6x9s61"/><text:span text:style-name="T10">Jakub Hampl</text:span></text:p>
          </table:table-cell>
          <table:table-cell table:style-name="Table1.B1" office:value-type="string">
            <text:p text:style-name="P35"><text:bookmark text:name="_cd8gfha6knxh"/></text:p>
          </table:table-cell>
        </table:table-row>
        <table:table-row table:style-name="Table1.1">
          <table:table-cell table:style-name="Table1.A3" office:value-type="string">
            <text:p text:style-name="P34"><text:bookmark text:name="_dkirhwk6x9s62"/><text:span text:style-name="T11">Gabriel Hernández Suárez</text:span></text:p>
          </table:table-cell>
          <table:table-cell table:style-name="Table1.B1" office:value-type="string">
            <text:p text:style-name="P35"><text:bookmark text:name="_cd8gfha6knxh1"/></text:p>
          </table:table-cell>
        </table:table-row>
        <table:table-row table:style-name="Table1.1">
          <table:table-cell table:style-name="Table1.A8" office:value-type="string">
            <text:p text:style-name="P34"><text:bookmark text:name="_leu10clmd4gp"/><text:span text:style-name="T10">Mark Small</text:span></text:p>
          </table:table-cell>
          <table:table-cell table:style-name="Table1.B8" office:value-type="string">
            <text:p text:style-name="P35"><text:bookmark text:name="_mdabelw3eie3"/></text:p>
          </table:table-cell>
        </table:table-row>
        <table:table-row table:style-name="Table1.1">
          <table:table-cell table:style-name="Table1.A8" office:value-type="string">
            <text:p text:style-name="P34"><text:bookmark text:name="_leu10clmd4gp1"/><text:span text:style-name="T10">Sabine Lazuhina</text:span></text:p>
          </table:table-cell>
          <table:table-cell table:style-name="Table1.B9" office:value-type="string">
            <text:p text:style-name="P35"><text:bookmark text:name="_71sgg6i6rdtv"/></text:p>
          </table:table-cell>
        </table:table-row>
        <table:table-row table:style-name="Table1.1">
          <table:table-cell table:style-name="Table1.A8" office:value-type="string">
            <text:p text:style-name="P34"><text:bookmark text:name="_l10yr9voorx"/><text:span text:style-name="T10">Allyn Treshansky</text:span></text:p>
          </table:table-cell>
          <table:table-cell table:style-name="Table1.B10" office:value-type="string">
            <text:p text:style-name="P35"><text:bookmark text:name="_71sgg6i6rdtv1"/></text:p>
          </table:table-cell>
        </table:table-row>
        <table:table-row table:style-name="Table1.1">
          <table:table-cell table:style-name="Table1.A8" office:value-type="string">
            <text:p text:style-name="P34"><text:bookmark text:name="_s2crfzboz05e"/><text:span text:style-name="T10">Gavin Tuckerman</text:span></text:p>
          </table:table-cell>
          <table:table-cell table:style-name="Table1.B11" office:value-type="string">
            <text:p text:style-name="P35"><text:bookmark text:name="_ey8mu5tsc98w"/></text:p>
          </table:table-cell>
        </table:table-row>
      </table:table>
      <text:p text:style-name="P33"><text:bookmark text:name="_2gohvk5alwhp"/><text:span text:style-name="T9"><text:s/></text:span></text:p>
      <text:p text:style-name="P2"/>
      <text:p text:style-name="P5"><text:span text:style-name="T5"><text:line-break/></text:span><text:span text:style-name="T6">Quick Note:</text:span><text:span text:style-name="T5"> Tech team now only has access to make changes to this document. Changes from other staff need to be made on a per project basis via the project’s “tech owner”.</text:span></text:p>
      <text:p text:style-name="P28"><text:bookmark text:name="_k5b9v4z15x5x"/><text:span text:style-name="T8">RAPID</text:span></text:p>
      <text:p text:style-name="P3"><text:span text:style-name="T6">Tech owner:</text:span><text:span text:style-name="T5"> Mark Small</text:span></text:p>
      <text:p text:style-name="P31"><text:bookmark text:name="_1kig4kcx5pxb"/><text:span text:style-name="T4">Important dates</text:span></text:p>
      <text:list xml:id="list3565057506" text:style-name="WWNum5">
        <text:list-item>
          <text:p text:style-name="P6"><text:span text:style-name="T5">End sept - dr t able to use and present application to imhen (direct result of successful sprint)</text:span></text:p>
        </text:list-item>
        <text:list-item>
          <text:p text:style-name="P6"><text:span text:style-name="T5">Mid November - dr t presenting data on an Astrosat application to provincial leaders</text:span></text:p>
        </text:list-item>
        <text:list-item>
          <text:p text:style-name="P6"><text:span text:style-name="T5">Mid November - uksa visit to Vietnam to review progress and meet end users</text:span></text:p>
        </text:list-item>
        <text:list-item>
          <text:p text:style-name="P6"><text:span text:style-name="T5">31 Dec 2018 - MS9: Completion of production version release full roll-out</text:span></text:p>
        </text:list-item>
        <text:list-item>
          <text:p text:style-name="P6"><text:span text:style-name="T5">30 Apr 2019 - MS10: Completion of endline and project</text:span></text:p>
        </text:list-item>
      </text:list>
      <text:p text:style-name="P31"><text:bookmark text:name="_ki80e47nrquf"/><text:span text:style-name="T4">Summary</text:span></text:p>
      <text:list xml:id="list1792745090" text:style-name="WWNum15">
        <text:list-item>
          <text:p text:style-name="P7"/>
        </text:list-item>
      </text:list>
      <text:p text:style-name="P31"><text:bookmark text:name="_y3pb7964argt"/><text:span text:style-name="T4">Specific work</text:span></text:p>
      <text:list xml:id="list3138174465" text:style-name="WWNum9">
        <text:list-item>
          <text:p text:style-name="P17"/>
        </text:list-item>
      </text:list>
      <text:p text:style-name="P28"><text:bookmark text:name="_tim97gw4jfsh"/><text:span text:style-name="T8">FMAP</text:span></text:p>
      <text:p text:style-name="P3"><text:span text:style-name="T6">Tech owner:</text:span><text:span text:style-name="T5"> Grant Anderson</text:span></text:p>
      <text:p text:style-name="P31"><text:bookmark text:name="_w9ctru99iz9r"/><text:span text:style-name="T4">Important dates</text:span></text:p>
      <text:list xml:id="list3941397085" text:style-name="WWNum16">
        <text:list-item>
          <text:p text:style-name="P20"><text:span text:style-name="T5">30 Sep 2018 - MS8: Land Crime (release 2)</text:span></text:p>
        </text:list-item>
        <text:list-item>
          <text:p text:style-name="P20"><text:span text:style-name="T5">31 Dec 2018 - MS9: Land Crime stable and refined (release 3)</text:span></text:p>
        </text:list-item>
        <text:list-item>
          <text:p text:style-name="P20"><text:span text:style-name="T5">31 Mar 2019 - MS10: Land Crime and Incentives stable (release 3)</text:span></text:p>
        </text:list-item>
        <text:list-item>
          <text:p text:style-name="P20"><text:span text:style-name="T5">30 Jun 2019 - MS11: Traceability and refinements (release 4)</text:span></text:p>
        </text:list-item>
      </text:list>
      <text:p text:style-name="P31"><text:bookmark text:name="_7ha4auridhv2"/><text:span text:style-name="T4">Summary</text:span></text:p>
      <text:list xml:id="list1733353384" text:style-name="WWNum8">
        <text:list-item>
          <text:p text:style-name="P8"><text:soft-page-break/></text:p>
        </text:list-item>
      </text:list>
      <text:p text:style-name="P31"><text:bookmark text:name="_5eld4wxqrv57"/><text:span text:style-name="T4">Specific work</text:span></text:p>
      <text:list xml:id="list4076690803" text:style-name="WWNum10">
        <text:list-item>
          <text:p text:style-name="P9"/>
        </text:list-item>
      </text:list>
      <text:p text:style-name="P28"><text:bookmark text:name="_si6xo01julcj"/><text:span text:style-name="T8">ThermCERT</text:span></text:p>
      <text:p text:style-name="P3"><text:span text:style-name="T6">Tech owner:</text:span><text:span text:style-name="T5"> Gavin Tuckerman</text:span></text:p>
      <text:p text:style-name="P31"><text:bookmark text:name="_biv6nsel0xb5"/><text:span text:style-name="T4">Important dates</text:span></text:p>
      <text:list xml:id="list74357144072759" text:continue-list="list3941397085" text:style-name="WWNum16">
        <text:list-item>
          <text:p text:style-name="P20"><text:span text:style-name="T6">14th Sep 2018</text:span><text:span text:style-name="T5"> - Gavin to prepare a plan for testing of MVP with E.ON, including proposed attendees and dates.</text:span></text:p>
        </text:list-item>
        <text:list-item>
          <text:p text:style-name="P21"><text:span text:style-name="T6">19 Sep 2018 </text:span><text:span text:style-name="T5">- E.ON visits office in preparation of 24 Sep media event. Show design prototype and satellite imagery.</text:span></text:p>
        </text:list-item>
        <text:list-item>
          <text:p text:style-name="P21"><text:span text:style-name="T6">24 Sep 2018</text:span><text:span text:style-name="T5"> - ESA, E.ON and UK press representatives visit the office for ThermCERT media event.</text:span></text:p>
          <text:list>
            <text:list-item>
              <text:p text:style-name="P24"><text:span text:style-name="T6">24 Sep 2018</text:span><text:span text:style-name="T5"> - Night lights and thermal imagery. Possibly with a time series. Ideally, the processed results of night lights showing change. All in quick map, not thermcert </text:span></text:p>
            </text:list-item>
          </text:list>
        </text:list-item>
        <text:list-item>
          <text:p text:style-name="P21"><text:span text:style-name="T6">31 October 2018 - </text:span><text:span text:style-name="T5"><text:s/>IO to report findings from satellite feasibility study </text:span></text:p>
        </text:list-item>
        <text:list-item>
          <text:p text:style-name="P20"><text:span text:style-name="T6">March 2019</text:span><text:span text:style-name="T5"> - ThermCERT Pilot demonstration start (E.ON trialing the ThermCERT product for 2 months).<text:line-break/></text:span></text:p>
        </text:list-item>
      </text:list>
      <text:p text:style-name="P31"><text:bookmark text:name="_qqdyeyz4vsuu"/><text:span text:style-name="T4">Summary</text:span></text:p>
      <text:list xml:id="list3112434895" text:style-name="WWNum11">
        <text:list-item>
          <text:p text:style-name="P22"/>
        </text:list-item>
      </text:list>
      <text:p text:style-name="P31"><text:bookmark text:name="_h8b5car8fr9d"/><text:span text:style-name="T4">Specific work</text:span></text:p>
      <text:list xml:id="list1084698625" text:style-name="WWNum13">
        <text:list-item>
          <text:p text:style-name="P10"/>
        </text:list-item>
      </text:list>
      <text:p text:style-name="P28"><text:bookmark text:name="_zfd2qwk5ltup"/><text:span text:style-name="T8">Indonesia</text:span></text:p>
      <text:p text:style-name="P3"><text:span text:style-name="T6">Tech owner:</text:span><text:span text:style-name="T5"> Calum Deans</text:span></text:p>
      <text:p text:style-name="P31"><text:bookmark text:name="_caqd3q4hhfb5"/><text:span text:style-name="T4">Important dates</text:span></text:p>
      <text:list xml:id="list74355964616607" text:continue-list="list74357144072759" text:style-name="WWNum16">
        <text:list-item>
          <text:p text:style-name="P11"/>
        </text:list-item>
      </text:list>
      <text:p text:style-name="P31"><text:bookmark text:name="_lkzjxjmion6j"/><text:span text:style-name="T4">Summary</text:span></text:p>
      <text:list xml:id="list706166169" text:style-name="WWNum6">
        <text:list-item>
          <text:p text:style-name="P12"><text:soft-page-break/></text:p>
        </text:list-item>
      </text:list>
      <text:p text:style-name="P2"/>
      <text:p text:style-name="P31"><text:bookmark text:name="_fbh635j2h1kg"/><text:span text:style-name="T4">Specific work</text:span></text:p>
      <text:list xml:id="list3568626696" text:style-name="WWNum2">
        <text:list-item>
          <text:p text:style-name="P18"/>
        </text:list-item>
      </text:list>
      <text:p text:style-name="P29"><text:bookmark text:name="_r48z9p9x1cp7"/></text:p>
      <text:p text:style-name="P28"><text:bookmark text:name="_yktyyvi7321"/><text:span text:style-name="T8">Astrosat Website</text:span></text:p>
      <text:p text:style-name="P31"><text:bookmark text:name="_ys0omz6yoic8"/><text:span text:style-name="T4">Important dates</text:span></text:p>
      <text:list xml:id="list74357207337983" text:continue-list="list74355964616607" text:style-name="WWNum16">
        <text:list-item>
          <text:p text:style-name="P11"/>
        </text:list-item>
      </text:list>
      <text:p text:style-name="P31"><text:bookmark text:name="_v7avpmn0bngp"/><text:span text:style-name="T4">Summary</text:span></text:p>
      <text:list xml:id="list565561521" text:style-name="WWNum3">
        <text:list-item>
          <text:p text:style-name="P13"/>
        </text:list-item>
      </text:list>
      <text:p text:style-name="P31"><text:bookmark text:name="_x50n8bysifdc"/><text:span text:style-name="T4">Specific work</text:span></text:p>
      <text:list xml:id="list74357842436830" text:continue-list="list3568626696" text:style-name="WWNum2">
        <text:list-item>
          <text:p text:style-name="P18"/>
        </text:list-item>
      </text:list>
      <text:p text:style-name="P2"/>
      <text:p text:style-name="P28"><text:bookmark text:name="_kfmb1dk34do9"/><text:span text:style-name="T8">Devops / Infrastructure </text:span></text:p>
      <text:list xml:id="list2417444125" text:style-name="WWNum7">
        <text:list-item>
          <text:p text:style-name="P14"/>
        </text:list-item>
      </text:list>
      <text:p text:style-name="P26"/>
      <text:p text:style-name="P28"><text:bookmark text:name="_z9l2en3x3wyn"/><text:span text:style-name="T8">Other activities</text:span></text:p>
      <text:list xml:id="list3941747947" text:style-name="WWNum4">
        <text:list-item>
          <text:p text:style-name="P23"/>
        </text:list-item>
        <text:list-item>
          <text:p text:style-name="P23"/>
        </text:list-item>
      </text:list>
      <text:p text:style-name="P31"><text:bookmark text:name="_1h2b2ldiihcz"/><text:span text:style-name="T4">Hiring</text:span></text:p>
      <text:list xml:id="list74357496493949" text:continue-list="list74357207337983" text:style-name="WWNum16">
        <text:list-item>
          <text:p text:style-name="P20"><text:span text:style-name="T5">New Data team member start dates:</text:span></text:p>
          <text:list>
            <text:list-item>
              <text:p text:style-name="P25"><text:soft-page-break/><text:span text:style-name="T5">Nathan: 15th October</text:span></text:p>
            </text:list-item>
            <text:list-item>
              <text:p text:style-name="P25"><text:span text:style-name="T5">Jean-Francois: 28th November</text:span></text:p>
            </text:list-item>
          </text:list>
        </text:list-item>
      </text:list>
      <text:p text:style-name="P31"><text:bookmark text:name="_t3zy4rhf1nmv"/><text:span text:style-name="T4">Annual Leave</text:span></text:p>
      <text:list xml:id="list1950952393" text:style-name="WWNum12">
        <text:list-item>
          <text:p text:style-name="P19"/>
        </text:list-item>
      </text:list>
      <text:p text:style-name="P31"><text:bookmark text:name="_ezj1dpy7xb1t"/><text:span text:style-name="T4">Tech talk</text:span></text:p>
      <text:list xml:id="list4139875195" text:style-name="WWNum1">
        <text:list-item>
          <text:p text:style-name="P15"/>
        </text:list-item>
      </text:list>
      <text:p text:style-name="P31"><text:bookmark text:name="_v1wjrr7gpate"/><text:span text:style-name="T4">Announcements</text:span></text:p>
      <text:list xml:id="list3266451478" text:style-name="WWNum14">
        <text:list-item>
          <text:p text:style-name="P16"/>
        </text:list-item>
      </text:list>
      <text:p text:style-name="P26"/>
      <text:p text:style-name="P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Helvetica Neue" fo:font-family="'Helvetica Neue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Helvetica Neue" fo:font-family="'Helvetica Neue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Helvetica Neue" fo:font-family="'Helvetica Neue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Helvetica Neue" fo:font-family="'Helvetica Neue'" style:font-family-generic="roman" style:font-pitch="variable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Helvetica Neue" fo:font-family="'Helvetica Neue'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Helvetica Neue" fo:font-family="'Helvetica Neue'" style:font-family-generic="roman" style:font-pitch="variable"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Helvetica Neue" fo:font-family="'Helvetica Neue'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Helvetica Neue" fo:font-family="'Helvetica Neue'" style:font-family-generic="roman" style:font-pitch="variable" style:text-underline-style="none"/>
    </style:style>
    <style:style style:name="ListLabel_20_137" style:display-name="ListLabel 1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85" meta:word-count="403" meta:character-count="2237" meta:non-whitespace-character-count="1926"/>
    <meta:generator>LibreOfficeDev/6.0.5.2$Linux_X86_64 LibreOffice_project/</meta:generator>
  </office:meta>
</office:document-meta>
</file>